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anklin Gothic" svg:font-family="'Franklin Gothic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, sans-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, sans-serif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ac79" officeooo:paragraph-rsid="0007ac79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b8d84" officeooo:paragraph-rsid="000b8d8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9945c" officeooo:paragraph-rsid="0009945c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9945c" officeooo:paragraph-rsid="0009945c"/>
    </style:style>
    <style:style style:name="P5" style:family="paragraph" style:parent-style-name="Standard">
      <style:text-properties officeooo:rsid="000b8d84" officeooo:paragraph-rsid="000b8d84"/>
    </style:style>
    <style:style style:name="P6" style:family="paragraph" style:parent-style-name="Standard">
      <style:paragraph-properties fo:text-align="start" style:justify-single-word="false"/>
      <style:text-properties officeooo:paragraph-rsid="000d4513"/>
    </style:style>
    <style:style style:name="P7" style:family="paragraph" style:parent-style-name="Standard">
      <style:paragraph-properties fo:text-align="start" style:justify-single-word="false"/>
      <style:text-properties officeooo:paragraph-rsid="000fe292"/>
    </style:style>
    <style:style style:name="P8" style:family="paragraph" style:parent-style-name="Standard">
      <style:text-properties officeooo:rsid="000d4513" officeooo:paragraph-rsid="000d4513"/>
    </style:style>
    <style:style style:name="P9" style:family="paragraph" style:parent-style-name="Standard">
      <style:text-properties officeooo:rsid="000dbdb9" officeooo:paragraph-rsid="000dbdb9"/>
    </style:style>
    <style:style style:name="P10" style:family="paragraph" style:parent-style-name="Standard">
      <style:text-properties officeooo:rsid="000e6a63" officeooo:paragraph-rsid="000e6a63"/>
    </style:style>
    <style:style style:name="P11" style:family="paragraph" style:parent-style-name="Standard">
      <style:text-properties officeooo:rsid="000fe292" officeooo:paragraph-rsid="000fe292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4.0500001907349pt" fo:font-style="normal" style:text-underline-style="none" fo:font-weight="normal" officeooo:paragraph-rsid="0007ac79" style:text-blinking="false" fo:background-color="transparent" style:font-weight-asian="normal" style:font-weight-complex="normal"/>
    </style:style>
    <style:style style:name="P13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</style:style>
    <style:style style:name="P15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</style:style>
    <style:style style:name="P16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</style:style>
    <style:style style:name="P17" style:family="paragraph" style:parent-style-name="Standard" style:list-style-name="L4">
      <style:text-properties fo:font-size="16pt" officeooo:rsid="0007ac79" officeooo:paragraph-rsid="0007ac79" style:font-size-asian="16pt" style:font-size-complex="16pt"/>
    </style:style>
    <style:style style:name="P18" style:family="paragraph" style:parent-style-name="Standard" style:list-style-name="L5">
      <style:text-properties officeooo:rsid="000b8d84" officeooo:paragraph-rsid="000b8d84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paragraph-rsid="000d4513" style:text-blinking="false" fo:background-color="transparen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paragraph-rsid="000d4513" style:text-blinking="false" fo:background-color="transparen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0fe292" officeooo:paragraph-rsid="000fe292" style:text-blinking="false" fo:background-color="transparen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0fe292" officeooo:paragraph-rsid="000d4513" style:text-blinking="false" fo:background-color="transparent" style:font-weight-asian="normal" style:font-weight-complex="normal"/>
    </style:style>
    <style:style style:name="P23" style:family="paragraph" style:parent-style-name="Standard" style:list-style-name="L7">
      <style:text-properties officeooo:rsid="000d4513" officeooo:paragraph-rsid="000d4513"/>
    </style:style>
    <style:style style:name="P24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text-align="start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0.5pt" fo:font-style="normal" style:text-underline-style="none" fo:font-weight="normal" style:text-blinking="false" fo:background-color="#f4f4f4" style:font-weight-asian="normal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Franklin Gothic" fo:font-size="16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7.5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Franklin Gothic" fo:font-size="16pt" fo:font-style="normal" style:text-underline-style="none" fo:font-weight="normal" officeooo:paragraph-rsid="00120caa" style:text-blinking="false" fo:background-color="transparent"/>
    </style:style>
    <style:style style:name="P30" style:family="paragraph" style:parent-style-name="Text_20_body">
      <style:paragraph-properties fo:margin-top="0cm" fo:margin-bottom="0cm" style:contextual-spacing="false" fo:line-height="179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Franklin Gothic" fo:font-size="16pt" fo:font-style="normal" style:text-underline-style="none" fo:font-weight="normal" officeooo:paragraph-rsid="00120caa" style:text-blinking="false" fo:background-color="transparent"/>
    </style:style>
    <style:style style:name="P3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Franklin Gothic" fo:font-size="12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oto Sans Symbols" fo:font-size="12pt" fo:font-style="normal" style:text-underline-style="none" fo:font-weight="normal" style:text-blinking="false"/>
    </style:style>
    <style:style style:name="P33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re Franklin" fo:font-size="12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re Franklin" fo:font-size="12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text-align="start" style:justify-single-word="false" fo:background-color="transparent" fo:padding="0cm" fo:border="none" style:writing-mode="lr-tb"/>
    </style:style>
    <style:style style:name="P36" style:family="paragraph" style:parent-style-name="Text_20_body">
      <style:paragraph-properties fo:text-align="center" style:justify-single-word="false"/>
      <style:text-properties officeooo:rsid="000dbdb9" officeooo:paragraph-rsid="0007ac79"/>
    </style:style>
    <style:style style:name="P37" style:family="paragraph" style:parent-style-name="Text_20_body">
      <style:paragraph-properties fo:margin-top="5.001cm" fo:margin-bottom="0.25cm" style:contextual-spacing="false" fo:text-align="center" style:justify-single-word="false"/>
      <style:text-properties officeooo:rsid="000dbdb9" officeooo:paragraph-rsid="0007ac79"/>
    </style:style>
    <style:style style:name="T1" style:family="text">
      <style:text-properties officeooo:rsid="000b8d84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07764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rsid="000d4513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0fe292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#f4f4f4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0fe292" style:text-blinking="false" fo:background-color="#ffff00" loext:char-shading-value="0" style:font-weight-asian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Franklin Gothic" fo:font-size="26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Franklin Gothic" fo:font-size="26pt" fo:font-style="normal" style:text-underline-style="none" fo:font-weight="normal" style:text-blinking="false" fo:background-color="#000000" loext:char-shading-value="0"/>
    </style:style>
    <style:style style:name="T14" style:family="text">
      <style:text-properties fo:font-variant="normal" fo:text-transform="none" fo:color="#ffffff" loext:opacity="100%" style:text-line-through-style="none" style:text-line-through-type="none" style:font-name="Franklin Gothic" fo:font-size="26pt" fo:font-style="normal" style:text-underline-style="none" fo:font-weight="normal" style:text-blinking="false" fo:background-color="#000000" loext:char-shading-value="0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#000000" loext:char-shading-value="0"/>
    </style:style>
    <style:style style:name="T16" style:family="text">
      <style:text-properties fo:color="#000000" loext:opacity="100%" style:text-underline-style="none" fo:background-color="#ffff00" loext:char-shading-value="0"/>
    </style:style>
    <style:style style:name="T17" style:family="text">
      <style:text-properties fo:font-size="16pt" officeooo:rsid="000d4513" style:font-size-asian="16pt" style:font-size-complex="16pt"/>
    </style:style>
    <style:style style:name="T18" style:family="text">
      <style:text-properties fo:background-color="transparent" loext:char-shading-value="0"/>
    </style:style>
    <style:style style:name="T19" style:family="text">
      <style:text-properties style:font-name="Libre Franklin" fo:background-color="transparent" loext:char-shading-value="0"/>
    </style:style>
    <style:style style:name="T20" style:family="text">
      <style:text-properties fo:font-size="12pt" officeooo:rsid="000dbdb9"/>
    </style:style>
    <style:style style:name="T2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bookmark text:name="docs-internal-guid-434420f1-7fff-c076-3f0a-819677786f58"/><text:span text:style-name="T12">Metodología De Investigación 2023<text:line-break/></text:span><text:span text:style-name="T14">Hexajedrez</text:span><text:span text:style-name="T13">.</text:span></text:p>
      <text:p text:style-name="Text_20_body"/>
      <text:p text:style-name="P28">Universidad Técnica Nacional - Facultad Regional Mendoza</text:p>
      <text:p text:style-name="P29">24/05/2023</text:p>
      <text:p text:style-name="P30"><text:bookmark text:name="docs-internal-guid-11dcf0e6-7fff-f8e5-d089-2f2c578b90be"/><text:span text:style-name="T20">Integrantes:</text:span></text:p>
      <text:list xml:id="list882824176" text:style-name="L8">
        <text:list-item>
          <text:p text:style-name="P32"><text:span text:style-name="T19">Espejo, Giuliano</text:span><text:span text:style-name="T18"> </text:span></text:p>
        </text:list-item>
        <text:list-item>
          <text:p text:style-name="P33">Varberde, Francisco</text:p>
        </text:list-item>
        <text:list-item>
          <text:p text:style-name="P33">Lencinas, Alejandro Raul</text:p>
        </text:list-item>
        <text:list-item>
          <text:p text:style-name="P33">Santilli, Elias</text:p>
        </text:list-item>
        <text:list-item>
          <text:p text:style-name="P33">Valdearenas, Leandro Javier</text:p>
        </text:list-item>
        <text:list-item>
          <text:p text:style-name="P33">Maureira, Ezequiel Jesús</text:p>
        </text:list-item>
      </text:list>
      <text:p text:style-name="Text_20_body"/>
      <text:p text:style-name="P31">Profesor:</text:p>
      <text:list xml:id="list272491267" text:style-name="L9">
        <text:list-item>
          <text:p text:style-name="P34">Rodriguez, Carlos</text:p>
        </text:list-item>
      </text:list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anklin Gothic" svg:font-family="'Franklin Gothic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, sans-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, sans-serif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5:23:07.237153386</meta:creation-date>
    <meta:editing-duration>PT9M22S</meta:editing-duration>
    <meta:editing-cycles>3</meta:editing-cycles>
    <meta:generator>LibreOffice/7.3.7.2$Linux_X86_64 LibreOffice_project/30$Build-2</meta:generator>
    <dc:date>2023-05-16T17:08:39.842678894</dc:date>
    <meta:document-statistic meta:table-count="0" meta:image-count="0" meta:object-count="0" meta:page-count="1" meta:paragraph-count="12" meta:word-count="39" meta:character-count="282" meta:non-whitespace-character-count="261"/>
  </office:meta>
</office:document-meta>
</file>